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List_20_Contents">
      <style:paragraph-properties fo:margin-left="0cm" fo:margin-right="0cm" fo:text-indent="0cm" style:auto-text-indent="false"/>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List_20_Contents">
      <style:paragraph-properties fo:margin-top="0cm" fo:margin-bottom="0.499cm"/>
    </style:style>
    <style:style style:name="P11" style:family="paragraph" style:parent-style-name="List_20_Contents">
      <style:paragraph-properties fo:margin-top="0cm" fo:margin-bottom="0.499cm"/>
      <style:text-properties fo:language="en" fo:country="US" style:language-complex="ar" style:country-complex="SA"/>
    </style:style>
    <style:style style:name="P12" style:family="paragraph" style:parent-style-name="List_20_Contents">
      <style:paragraph-properties fo:margin-top="0cm" fo:margin-bottom="0.499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text-properties style:font-name="Times New Roman"/>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List_20_Contents">
      <style:paragraph-properties fo:margin-left="0cm" fo:margin-right="0cm" fo:text-indent="0cm" style:auto-text-indent="false"/>
    </style:style>
    <style:style style:name="P17" style:family="paragraph" style:parent-style-name="Heading_20_1">
      <style:text-properties fo:language="en" fo:country="US" style:language-complex="ar" style:country-complex="SA"/>
    </style:style>
    <style:style style:name="P18" style:family="paragraph" style:parent-style-name="Heading_20_1" style:master-page-name="First_20_Page">
      <style:paragraph-properties style:page-number="auto"/>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style:font-name-asian="TimesNewRomanPSMT" style:font-size-asian="12pt" style:font-name-complex="TimesNewRomanPSMT" style:font-size-complex="12pt"/>
    </style:style>
    <style:style style:name="T2" style:family="text">
      <style:text-properties style:font-name="Times New Roman" fo:font-size="12pt" style:font-size-asian="12pt" style:font-size-complex="12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font-size="12pt" style:font-name-asian="Helvetica1" style:font-size-asian="12pt" style:font-name-complex="Helvetica1" style:font-size-complex="12pt"/>
    </style:style>
    <style:style style:name="T8" style:family="text">
      <style:text-properties style:use-window-font-color="true" style:font-name="Times New Roman" fo:font-size="12pt" style:font-name-asian="TimesNewRomanPSMT" style:font-size-asian="12pt" style:font-name-complex="TimesNewRomanPSMT" style:font-size-complex="12pt"/>
    </style:style>
    <style:style style:name="T9" style:family="text">
      <style:text-properties fo:color="#1a1a1a" style:font-name="Times New Roman" fo:font-size="12pt" style:font-name-asian="TimesNewRomanPSMT" style:font-size-asian="12pt" style:font-name-complex="TimesNewRomanPSMT"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63131136" text:id="ct663131136">
          <text:insertion>
            <office:change-info>
              <dc:creator>Bob Jacobsen</dc:creator>
              <dc:date>2013-01-19T17:21:00</dc:date>
            </office:change-info>
          </text:insertion>
        </text:changed-region>
        <text:changed-region xml:id="ct398486448" text:id="ct398486448">
          <text:insertion>
            <office:change-info>
              <dc:creator>Bob Jacobsen</dc:creator>
              <dc:date>2012-12-31T20:47:00</dc:date>
            </office:change-info>
          </text:insertion>
        </text:changed-region>
        <text:changed-region xml:id="ct398908736" text:id="ct398908736">
          <text:insertion>
            <office:change-info>
              <dc:creator>Bob Jacobsen</dc:creator>
              <dc:date>2013-01-19T17:23:00</dc:date>
            </office:change-info>
          </text:insertion>
        </text:changed-region>
        <text:changed-region xml:id="ct1240407040" text:id="ct1240407040">
          <text:insertion>
            <office:change-info>
              <dc:creator>Bob Jacobsen</dc:creator>
              <dc:date>2013-01-19T17:24:00</dc:date>
            </office:change-info>
          </text:insertion>
        </text:changed-region>
        <text:changed-region xml:id="ct663377888" text:id="ct663377888">
          <text:deletion>
            <office:change-info>
              <dc:creator>Bob Jacobsen</dc:creator>
              <dc:date>2013-01-19T17:23:00</dc:date>
            </office:change-info>
            <text:p text:style-name="List_20_Contents">Not really something that occurs in OpenLCB itself, we need to talk about how the common term "board" maps onto OpenLCB. E.g. A node (board) may connect to several things (devices) on the layout. </text:p>
          </text:deletion>
        </text:changed-region>
        <text:changed-region xml:id="ct661829296" text:id="ct661829296">
          <text:deletion>
            <office:change-info>
              <dc:creator>David Harris</dc:creator>
              <dc:date>2013-01-31T21:44:00</dc:date>
            </office:change-info>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deletion>
        </text:changed-region>
        <text:changed-region xml:id="ct543570912" text:id="ct543570912">
          <text:insertion>
            <office:change-info>
              <dc:creator>David Harris</dc:creator>
              <dc:date>2013-01-31T21:44:00</dc:date>
            </office:change-info>
          </text:insertion>
        </text:changed-region>
        <text:changed-region xml:id="ct399448432" text:id="ct399448432">
          <text:deletion>
            <office:change-info>
              <dc:creator>Bob Jacobsen</dc:creator>
              <dc:date>2012-09-19T09:04:00</dc:date>
            </office:change-info>
            <text:p text:style-name="List_20_Contents">message</text:p>
          </text:deletion>
        </text:changed-region>
        <text:changed-region xml:id="ct1239530272" text:id="ct1239530272">
          <text:insertion>
            <office:change-info>
              <dc:creator>Bob Jacobsen</dc:creator>
              <dc:date>2012-09-19T09:04:00</dc:date>
            </office:change-info>
          </text:insertion>
        </text:changed-region>
        <text:changed-region xml:id="ct1239530400" text:id="ct1239530400">
          <text:insertion>
            <office:change-info>
              <dc:creator>Bob Jacobsen</dc:creator>
              <dc:date>2012-12-31T20:48:00</dc:date>
            </office:change-info>
          </text:insertion>
        </text:changed-region>
        <text:changed-region xml:id="ct1240372912" text:id="ct1240372912">
          <text:deletion>
            <office:change-info>
              <dc:creator>Bob Jacobsen</dc:creator>
              <dc:date>2012-12-31T20:48:00</dc:date>
            </office:change-info>
            <text:p text:style-name="List_20_Contents">70</text:p>
          </text:deletion>
        </text:changed-region>
        <text:changed-region xml:id="ct400649712" text:id="ct400649712">
          <text:insertion>
            <office:change-info>
              <dc:creator>David Harris</dc:creator>
              <dc:date>2013-01-31T21:35:00</dc:date>
            </office:change-info>
          </text:insertion>
        </text:changed-region>
        <text:changed-region xml:id="ct662645200" text:id="ct662645200">
          <text:deletion>
            <office:change-info>
              <dc:creator>David Harris</dc:creator>
              <dc:date>2013-01-31T21:37:00</dc:date>
            </office:change-info>
            <text:p text:style-name="List_20_Contents">Not really something that occurs in OpenLCB itself, we need to talk about how the common term "device" maps onto OpenLCB. E.g. A node (board) may connect to several things (devices) on the layout.. </text:p>
          </text:deletion>
        </text:changed-region>
        <text:changed-region xml:id="ct401453312" text:id="ct401453312">
          <text:deletion>
            <office:change-info>
              <dc:creator>David Harris</dc:creator>
              <dc:date>2013-01-31T21:58:00</dc:date>
            </office:change-info>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deletion>
        </text:changed-region>
        <text:changed-region xml:id="ct400781216" text:id="ct400781216">
          <text:insertion>
            <office:change-info>
              <dc:creator>David Harris</dc:creator>
              <dc:date>2013-01-31T21:58:00</dc:date>
            </office:change-info>
          </text:insertion>
        </text:changed-region>
        <text:changed-region xml:id="ct714238608" text:id="ct714238608">
          <text:insertion>
            <office:change-info>
              <dc:creator>David Harris</dc:creator>
              <dc:date>2013-01-31T21:59:00</dc:date>
            </office:change-info>
          </text:insertion>
        </text:changed-region>
        <text:changed-region xml:id="ct481925664" text:id="ct481925664">
          <text:insertion>
            <office:change-info>
              <dc:creator>David Harris</dc:creator>
              <dc:date>2013-01-31T22:00:00</dc:date>
            </office:change-info>
          </text:insertion>
        </text:changed-region>
        <text:changed-region xml:id="ct476162224" text:id="ct476162224">
          <text:insertion>
            <office:change-info>
              <dc:creator>David Harris</dc:creator>
              <dc:date>2013-01-31T22:01:00</dc:date>
            </office:change-info>
          </text:insertion>
        </text:changed-region>
        <text:changed-region xml:id="ct930136128" text:id="ct930136128">
          <text:deletion>
            <office:change-info>
              <dc:creator>David Harris</dc:creator>
              <dc:date>2013-01-31T22:01:00</dc:date>
            </office:change-info>
            <text:p text:style-name="List_20_Contents"><text:span text:style-name="T1"/></text:p>
            <text:p text:style-name="List_20_Contents"><text:span text:style-name="T1"/></text:p>
          </text:deletion>
        </text:changed-region>
        <text:changed-region xml:id="ct481735616" text:id="ct481735616">
          <text:insertion>
            <office:change-info>
              <dc:creator>David Harris</dc:creator>
              <dc:date>2013-01-31T22:04:00</dc:date>
            </office:change-info>
          </text:insertion>
        </text:changed-region>
        <text:changed-region xml:id="ct448381616" text:id="ct448381616">
          <text:deletion>
            <office:change-info>
              <dc:creator>David Harris</dc:creator>
              <dc:date>2013-01-31T21:43:00</dc:date>
            </office:change-info>
            <text:p text:style-name="List_20_Contents">Connects two segments of the same type at the physical level, without transformation of message format. </text:p>
          </text:deletion>
        </text:changed-region>
        <text:changed-region xml:id="ct515500048" text:id="ct515500048">
          <text:insertion>
            <office:change-info>
              <dc:creator>David Harris</dc:creator>
              <dc:date>2013-01-31T21:43:00</dc:date>
            </office:change-info>
          </text:insertion>
        </text:changed-region>
        <text:changed-region xml:id="ct662171824" text:id="ct662171824">
          <text:deletion>
            <office:change-info>
              <dc:creator>David Harris</dc:creator>
              <dc:date>2013-01-31T21:55:00</dc:date>
            </office:change-info>
            <text:p text:style-name="List_20_Contents">OpenLCB routers forward traffic from one link to another without reformatting. This can be a simple as receiving on one link and forwarding on N, or it could involve tracking e.g. event usage and only forwarding needed messages. </text:p>
          </text:deletion>
        </text:changed-region>
        <text:changed-region xml:id="ct703482512" text:id="ct703482512">
          <text:insertion>
            <office:change-info>
              <dc:creator>David Harris</dc:creator>
              <dc:date>2013-01-31T21:55:00</dc:date>
            </office:change-info>
          </text:insertion>
        </text:changed-region>
        <text:changed-region xml:id="ct399638640" text:id="ct399638640">
          <text:insertion>
            <office:change-info>
              <dc:creator>David Harris</dc:creator>
              <dc:date>2013-01-31T21:57:00</dc:date>
            </office:change-info>
          </text:insertion>
        </text:changed-region>
        <text:changed-region xml:id="ct877207408" text:id="ct877207408">
          <text:deletion>
            <office:change-info>
              <dc:creator>David Harris</dc:creator>
              <dc:date>2013-01-31T21:38:00</dc:date>
            </office:change-info>
            <text:p text:style-name="List_20_Contents">Subset of an overall OpenLCB installation which is reached via path or gateway. A segment typically uses a specific wire protocol.<text:span text:style-name="T2"> </text:span></text:p>
          </text:deletion>
        </text:changed-region>
        <text:changed-region xml:id="ct401505024" text:id="ct401505024">
          <text:insertion>
            <office:change-info>
              <dc:creator>David Harris</dc:creator>
              <dc:date>2013-01-31T21:38:00</dc:date>
            </office:change-info>
          </text:insertion>
        </text:changed-region>
        <text:changed-region xml:id="ct544144400" text:id="ct544144400">
          <text:insertion>
            <office:change-info>
              <dc:creator>Bob Jacobsen</dc:creator>
              <dc:date>2012-12-31T20:50:00</dc:date>
            </office:change-info>
          </text:insertion>
        </text:changed-region>
        <text:changed-region xml:id="ct543576864" text:id="ct543576864">
          <text:insertion>
            <office:change-info>
              <dc:creator>Bob Jacobsen</dc:creator>
              <dc:date>2012-09-19T09:02:00</dc:date>
            </office:change-info>
          </text:insertion>
        </text:changed-region>
        <text:changed-region xml:id="ct1239486816" text:id="ct1239486816">
          <text:insertion>
            <office:change-info>
              <dc:creator>Bob Jacobsen</dc:creator>
              <dc:date>2012-09-19T09:03:00</dc:date>
            </office:change-info>
          </text:insertion>
        </text:changed-region>
        <text:changed-region xml:id="ct662815328" text:id="ct662815328">
          <text:insertion>
            <office:change-info>
              <dc:creator>David Harris</dc:creator>
              <dc:date>2013-01-31T21:39:00</dc:date>
            </office:change-info>
          </text:insertion>
        </text:changed-region>
        <text:changed-region xml:id="ct662469888" text:id="ct662469888">
          <text:insertion>
            <office:change-info>
              <dc:creator>David Harris</dc:creator>
              <dc:date>2013-01-31T21:40:00</dc:date>
            </office:change-info>
          </text:insertion>
        </text:changed-region>
        <text:changed-region xml:id="ct543820288" text:id="ct543820288">
          <text:deletion>
            <office:change-info>
              <dc:creator>David Harris</dc:creator>
              <dc:date>2013-01-31T21:38:00</dc:date>
            </office:change-info>
            <text:p text:style-name="List_20_Contents">A single CAN segment is the set of CAN nodes that share CAN arbitration.</text:p>
            <text:p text:style-name="List_20_Contents"/>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8">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DID and SID are specific types of Node ID (see below) and which are then written NIDa, DIDa and SIDa. <text:change-start text:change-id="ct663131136"/>Only used in certain forms of the OpenLCB protocols, e.g. on CAN links.<text:change-end text:change-id="ct663131136"/></text:p>
      <text:p text:style-name="List_20_Heading"><text:change-start text:change-id="ct398486448"/><text:soft-page-break/>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text:change-end text:change-id="ct398486448"/>Board</text:p>
      <text:p text:style-name="List_20_Contents"><text:change-start text:change-id="ct398908736"/>“Board” has no precise meaning in OpenLCB. <text:s/>It generally refers to a single piece of electronics. <text:change-end text:change-id="ct398908736"/><text:change-start text:change-id="ct1240407040"/>Sometimes used to refer to “the piece of electronics that implements a Node”. <text:change-end text:change-id="ct1240407040"/><text:change text:change-id="ct663377888"/></text:p>
      <text:p text:style-name="List_20_Heading">Bridge</text:p>
      <text:p text:style-name="List_20_Contents"><text:change text:change-id="ct661829296"/><text:change-start text:change-id="ct543570912"/><text:span text:style-name="T1">Usually a bridge works on the data link layer of the OSI model, and therefore has knowledge only about those CAN frames transferred, but not about the meaning of the messages as they are defined in a higher layer of the OSI model, such as the transport layer. Similarly to a repeater, a bridge may be used to allow the connection of more nodes than is possible on one CAN segment, but this is not its main purpose. Usually a bridge does not translate between different wire protocols, and for that a gateway is used. <text:s/>A bridge differs from a repeater in that a bridge can forward CAN frames to different segments based on Node ID. To do this, the bridge listens to, and interprets, the fram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span><text:change-end text:change-id="ct543570912"/></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text:change text:change-id="ct399448432"/><text:change-start text:change-id="ct1239530272"/>data<text:change-end text:change-id="ct1239530272"/> content transported by the Datagram Protocol. <text:s/>This can be up to <text:change-start text:change-id="ct1239530400"/>72<text:change-end text:change-id="ct1239530400"/><text:change text:change-id="ct1240372912"/>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8">Datagram Protocol ID (DPID or DPI)</text:p>
      <text:p text:style-name="List_20_Contents">The first byte of data transferred by a datagram is used to indicate the protocol being transported.</text:p>
      <text:p text:style-name="List_20_Heading">Device</text:p>
      <text:p text:style-name="List_20_Contents"><text:change-start text:change-id="ct400649712"/><text:span text:style-name="T9">"Device" has no precise meaning in OpenLCB. It generally refers to a single piece of equipment on a layout connected to a Node.</text:span><text:line-break/><text:change-end text:change-id="ct400649712"/><text:change text:change-id="ct662645200"/></text:p>
      <text:p text:style-name="List_20_Heading"><text:soft-page-break/>Destination Node ID (DID)</text:p>
      <text:p text:style-name="List_20_Contents"><text:s/>Node ID of the node to which a specific message is addressed. </text:p>
      <text:p text:style-name="List_20_Heading">Event Exchange Protocol</text:p>
      <text:p text:style-name="P14">Using PCER messages to propagate Event IDs<text:span text:style-name="T7"> from multiple source nodes to multiple destination nodes. These are typically used to announce that something of interest has happened on the layouts so that controlled devices can respond.</text:span><text:span text:style-name="T7"> Also includes inquiry and response messages for exam</text:span><text:span text:style-name="T7">ining configuration and status.</text:span></text:p>
      <text:p text:style-name="List_20_Heading">Event ID (EID)</text:p>
      <text:p text:style-name="P10">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text:change text:change-id="ct401453312"/><text:change-start text:change-id="ct400781216"/>A <text:span text:style-name="T1">Gateway translates between different wire protocols (e.g. CAN and ethernet), or even different network architectures (e.g. OpenLCB and Loconet). They repackage and convert data going from one environment to another so that each environment can understand the other's data. </text:span><text:change-end text:change-id="ct400781216"/><text:change-start text:change-id="ct714238608"/><text:span text:style-name="T1">Since </text:span><text:change-end text:change-id="ct714238608"/><text:change-start text:change-id="ct481925664"/><text:span text:style-name="T1">OpenLCB uses unique identifiers, and these are meant to be used unchanged on most wire protocols, thi</text:span><text:change-end text:change-id="ct481925664"/><text:change-start text:change-id="ct476162224"/><text:span text:style-name="T1">s should reduce the necessity of Gateways. <text:s/></text:span><text:change-end text:change-id="ct476162224"/><text:change text:change-id="ct930136128"/><text:change-start text:change-id="ct481735616"/></text:p>
      <text:p text:style-name="P8"><text:change-end text:change-id="ct481735616"/>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6">has</text:span> occurred, so that the corresponding consumers of that Event are notified.</text:p>
      <text:p text:style-name="List_20_Heading"><text:soft-page-break/>Repeater</text:p>
      <text:p text:style-name="List_20_Contents"><text:change text:change-id="ct448381616"/><text:change-start text:change-id="ct515500048"/><text:span text:style-name="T9">Connects two segments of the same type at the pysical layer of the OSI model. It regenerates the received signals and then retransmits the regenerated (or conditioned) signals on the other segment. It has no knowledge of the information transfered. It is usually used to connect two CAN segments to allow more nodes to be attach to the combined segments as if they were one. <text:s/></text:span><text:change-end text:change-id="ct515500048"/></text:p>
      <text:p text:style-name="List_20_Heading">Router</text:p>
      <text:p text:style-name="List_20_Contents"><text:change text:change-id="ct662171824"/><text:change-start text:change-id="ct703482512"/><text:span text:style-name="T1">Routers work at the Network layer of the OSI model, meaning that they can route frames across multiple segments based only on information contained in messages. They do not have knowledge about protocols of (higher) transport layer. Routers are usually used in complex network situations because they provide better traffic management than bridges, and do not pass broadcast traffic. Routers can share status and routing information with one another, and can use this information to bypass slow or malfunctioning segments.</text:span><text:change-end text:change-id="ct703482512"/><text:change-start text:change-id="ct399638640"/><text:span text:style-name="T1"> <text:s/></text:span><text:change-end text:change-id="ct399638640"/></text:p>
      <text:p text:style-name="List_20_Heading">Source Node ID (SID)</text:p>
      <text:p text:style-name="List_20_Contents">The Node ID of the node which originated a specific message. </text:p>
      <text:p text:style-name="List_20_Heading">Segment</text:p>
      <text:p text:style-name="List_20_Contents"><text:change text:change-id="ct877207408"/><text:change-start text:change-id="ct401505024"/><text:span text:style-name="T9">Subset of an overall OpenLCB installation which uses a specific wire protocol. <text:s text:c="2"/>A segment never spans over Bridges, Gateways, Repeaters or Routers.</text:span><text:change-end text:change-id="ct401505024"/></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P8">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text:change-start text:change-id="ct544144400"/>Well Known Events</text:p>
      <text:p text:style-name="List_20_Contents">Certain Events are globally defined to have specific meanings. Their Event IDs are documented as part of the event protocol. These are called “well known events”.</text:p>
      <text:p text:style-name="List_20_Heading"><text:change-end text:change-id="ct544144400"/>Wire protocol</text:p>
      <text:p text:style-name="P11">Version of the OpenLCB common messages, interactions, etc adapted to a particular transport mechanism. Examples are the wire protocols for CAN bus segments and TCP/IP links. </text:p>
      <text:h text:style-name="P17"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2">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change-start text:change-id="ct543576864"/></text:p>
      <text:p text:style-name="List_20_Heading">OpenLCB-CAN</text:p>
      <text:p text:style-name="List_20_Contents">Short form for “OpenLCB as implemented on a CAN link”. For example, “O<text:change-end text:change-id="ct543576864"/><text:change-start text:change-id="ct1239486816"/>penLCB-CAN message” refers to an OpenLCB message formatted for transmission over a CAN link.<text:change-end text:change-id="ct1239486816"/></text:p>
      <text:p text:style-name="P13">Segment</text:p>
      <text:p text:style-name="List_20_Contents"><text:change-start text:change-id="ct662815328"/>See general definition. <text:s/>Note that a <text:change-end text:change-id="ct662815328"/><text:change-start text:change-id="ct662469888"/>nodes on a single CAN segment share CAN arbitration and a set of aliases. <text:s text:c="2"/><text:change-end text:change-id="ct662469888"/><text:change text:change-id="ct54382028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oft-page-break/><text:s/>2 Key Terms<text:tab/>1</text:p>
          <text:p text:style-name="P15"><text:s/>3 General Glossary<text:tab/>1</text:p>
          <text:p text:style-name="P15"><text:s/>4 CAN Glossary<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7">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07" text:date-value="2013-01-31T22:05:57.99">1/31/2013</text:date></text:span></text:span></text:p>
      </style:footer>
    </style:master-page>
    <style:master-page style:name="First_20_Page" style:display-name="First Page" style:page-layout-name="Mpm2" style:next-style-name="Standard">
      <style:header>
        <text:tracked-changes>
          <text:changed-region xml:id="ct1239537584" text:id="ct1239537584">
            <text:deletion>
              <office:change-info>
                <dc:creator>Bob Jacobsen</dc:creator>
                <dc:date>2013-01-27T21:19:00</dc:date>
              </office:change-info>
              <text:p text:style-name="MP7">Preliminary Updated</text:p>
            </text:deletion>
          </text:changed-region>
          <text:changed-region xml:id="ct663481024" text:id="ct663481024">
            <text:insertion>
              <office:change-info>
                <dc:creator>Bob Jacobsen</dc:creator>
                <dc:date>2013-01-27T21:19:00</dc:date>
              </office:change-info>
            </text:inser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31T22:05:57.99">Jan 31, 2013</text:date></text:p>
            </table:table-cell>
            <table:table-cell table:style-name="Table1.C1" office:value-type="string">
              <text:p text:style-name="MP7"><text:change text:change-id="ct1239537584"/><text:change-start text:change-id="ct663481024"/>Draft<text:change-end text:change-id="ct663481024"/></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07" text:date-value="2013-01-31T22:05:57.99">1/31/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9</meta:editing-cycles>
    <meta:editing-duration>PT14H36M41S</meta:editing-duration>
    <meta:generator>OpenOffice.org/3.4.1$Unix OpenOffice.org_project/341m1$Build-9593</meta:generator>
    <dc:date>2013-01-31T22:05:58</dc:date>
    <dc:creator>David Harris</dc:creator>
    <meta:document-statistic meta:table-count="1" meta:image-count="1" meta:object-count="0" meta:page-count="5" meta:paragraph-count="107" meta:word-count="2071" meta:character-count="12492"/>
    <meta:user-defined meta:name="Info 1"/>
    <meta:user-defined meta:name="Info 2"/>
    <meta:user-defined meta:name="Info 3"/>
    <meta:user-defined meta:name="Info 4"/>
  </office:meta>
</office:document-meta>
</file>